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2cc967"/>
    </style:style>
    <style:style style:name="P4" style:family="paragraph" style:parent-style-name="Standard" style:list-style-name="L1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5pt" style:text-underline-style="none" fo:font-weight="bold" officeooo:rsid="01ce4b15" officeooo:paragraph-rsid="01ce4b15" style:font-size-asian="13.1000003814697pt" style:font-weight-asian="bold" style:font-size-complex="15pt" style:font-weight-complex="bold"/>
    </style:style>
    <style:style style:name="P6" style:family="paragraph" style:parent-style-name="Standard" style:list-style-name="L6">
      <style:paragraph-properties fo:margin-top="0cm" fo:margin-bottom="0cm" loext:contextual-spacing="false" fo:text-align="justify" style:justify-single-word="false"/>
      <style:text-properties fo:font-size="15pt" style:text-underline-style="none" fo:font-weight="normal" officeooo:rsid="01ce4b15" officeooo:paragraph-rsid="01ce4b15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fo:font-size="15pt" style:text-underline-style="none" fo:font-weight="normal" officeooo:rsid="01ce4b15" officeooo:paragraph-rsid="01ce4b15" style:font-size-asian="13.1000003814697pt" style:font-weight-asian="normal" style:font-size-complex="15pt" style:font-weight-complex="normal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text-align="start" style:justify-single-word="false"/>
      <style:text-properties fo:font-size="24pt" fo:font-weight="bold" officeooo:paragraph-rsid="01ad1929" style:font-size-asian="24pt" style:font-weight-asian="bold" style:font-size-complex="24pt" style:font-weight-complex="bold"/>
    </style:style>
    <style:style style:name="P10" style:family="paragraph" style:parent-style-name="Text_20_body" style:list-style-name="L3">
      <style:text-properties fo:font-size="24pt" fo:font-weight="bold" style:font-size-asian="24pt" style:font-weight-asian="bold" style:font-size-complex="24pt" style:font-weight-complex="bold"/>
    </style:style>
    <style:style style:name="P11" style:family="paragraph" style:parent-style-name="Text_20_body">
      <style:paragraph-properties fo:text-align="start" style:justify-single-word="false"/>
      <style:text-properties officeooo:paragraph-rsid="002cc967"/>
    </style:style>
    <style:style style:name="P12" style:family="paragraph" style:parent-style-name="Text_20_body" style:list-style-name="L6"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Text_20_body" style:list-style-name="L3">
      <style:paragraph-properties fo:margin-top="0cm" fo:margin-bottom="0cm" loext:contextual-spacing="false"/>
    </style:style>
    <style:style style:name="P14" style:family="paragraph" style:parent-style-name="Text_20_body" style:list-style-name="L3">
      <style:paragraph-properties fo:margin-top="0cm" fo:margin-bottom="0cm" loext:contextual-spacing="false"/>
      <style:text-properties officeooo:paragraph-rsid="01ad1929"/>
    </style:style>
    <style:style style:name="P15" style:family="paragraph" style:parent-style-name="Text_20_body" style:list-style-name="L3">
      <style:paragraph-properties fo:margin-top="0cm" fo:margin-bottom="0cm" loext:contextual-spacing="false"/>
      <style:text-properties officeooo:paragraph-rsid="01bc9e18"/>
    </style:style>
    <style:style style:name="P16" style:family="paragraph" style:parent-style-name="Text_20_body" style:list-style-name="L3">
      <style:paragraph-properties fo:margin-top="0cm" fo:margin-bottom="0cm" loext:contextual-spacing="false"/>
      <style:text-properties officeooo:paragraph-rsid="01c05d46"/>
    </style:style>
    <style:style style:name="P17" style:family="paragraph" style:parent-style-name="Text_20_body" style:list-style-name="L5">
      <style:paragraph-properties fo:margin-top="0cm" fo:margin-bottom="0cm" loext:contextual-spacing="false"/>
    </style:style>
    <style:style style:name="P18" style:family="paragraph" style:parent-style-name="Text_20_body" style:list-style-name="L5">
      <style:paragraph-properties fo:margin-top="0cm" fo:margin-bottom="0cm" loext:contextual-spacing="false"/>
      <style:text-properties fo:font-size="24pt" style:text-underline-style="solid" style:text-underline-width="auto" style:text-underline-color="font-color" fo:font-weight="bold" officeooo:rsid="003a1ad6" style:font-size-asian="21pt" style:font-weight-asian="bold" style:font-size-complex="24pt" style:font-weight-complex="bold"/>
    </style:style>
    <style:style style:name="P19" style:family="paragraph" style:parent-style-name="Text_20_body" style:list-style-name="L2">
      <style:paragraph-properties fo:margin-top="0cm" fo:margin-bottom="0cm" loext:contextual-spacing="false"/>
      <style:text-properties fo:font-size="24pt" fo:font-weight="bold" style:font-size-asian="24pt" style:font-weight-asian="bold" style:font-size-complex="24pt" style:font-weight-complex="bold"/>
    </style:style>
    <style:style style:name="P20" style:family="paragraph" style:parent-style-name="Text_20_body">
      <style:paragraph-properties fo:margin-top="0cm" fo:margin-bottom="0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Text_20_body" style:list-style-name="L6">
      <style:paragraph-properties fo:margin-top="0cm" fo:margin-bottom="0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Text_20_body" style:list-style-name="L6">
      <style:paragraph-properties fo:margin-top="0cm" fo:margin-bottom="0cm" loext:contextual-spacing="false"/>
      <style:text-properties fo:font-size="18pt" fo:font-weight="bold" officeooo:paragraph-rsid="01d3462f" style:font-size-asian="18pt" style:font-weight-asian="bold" style:font-size-complex="18pt" style:font-weight-complex="bold"/>
    </style:style>
    <style:style style:name="P23" style:family="paragraph" style:parent-style-name="Text_20_body" style:list-style-name="L6">
      <style:paragraph-properties fo:margin-top="0cm" fo:margin-bottom="0cm" loext:contextual-spacing="false"/>
      <style:text-properties fo:font-size="18pt" fo:font-weight="bold" officeooo:rsid="01ce4b15" officeooo:paragraph-rsid="01d3462f" style:font-size-asian="18pt" style:font-weight-asian="bold" style:font-size-complex="18pt" style:font-weight-complex="bold"/>
    </style:style>
    <style:style style:name="P24" style:family="paragraph" style:parent-style-name="Text_20_body" style:list-style-name="L6">
      <style:paragraph-properties fo:margin-top="0cm" fo:margin-bottom="0cm" loext:contextual-spacing="false"/>
      <style:text-properties fo:font-size="18pt" fo:font-weight="bold" officeooo:rsid="01ce4b15" officeooo:paragraph-rsid="01d7763d" style:font-size-asian="18pt" style:font-weight-asian="bold" style:font-size-complex="18pt" style:font-weight-complex="bold"/>
    </style:style>
    <style:style style:name="P25" style:family="paragraph" style:parent-style-name="Text_20_body" style:list-style-name="L6">
      <style:paragraph-properties fo:margin-top="0cm" fo:margin-bottom="0cm" loext:contextual-spacing="false"/>
      <style:text-properties fo:font-size="18pt" fo:font-weight="bold" officeooo:rsid="01ce4b15" officeooo:paragraph-rsid="01d8fdf5" style:font-size-asian="18pt" style:font-weight-asian="bold" style:font-size-complex="18pt" style:font-weight-complex="bold"/>
    </style:style>
    <style:style style:name="P26" style:family="paragraph" style:parent-style-name="Text_20_body" style:list-style-name="L6">
      <style:paragraph-properties fo:margin-top="0cm" fo:margin-bottom="0cm" loext:contextual-spacing="false"/>
      <style:text-properties fo:font-size="18pt" fo:font-weight="bold" officeooo:rsid="01ce4b15" officeooo:paragraph-rsid="01de923d" style:font-size-asian="18pt" style:font-weight-asian="bold" style:font-size-complex="18pt" style:font-weight-complex="bold"/>
    </style:style>
    <style:style style:name="P27" style:family="paragraph" style:parent-style-name="Text_20_body" style:list-style-name="L6">
      <style:paragraph-properties fo:margin-top="0cm" fo:margin-bottom="0cm" loext:contextual-spacing="false"/>
      <style:text-properties fo:font-size="18pt" fo:font-weight="bold" officeooo:rsid="01ce4b15" officeooo:paragraph-rsid="01e10b1e" style:font-size-asian="18pt" style:font-weight-asian="bold" style:font-size-complex="18pt" style:font-weight-complex="bold"/>
    </style:style>
    <style:style style:name="P28" style:family="paragraph" style:parent-style-name="Text_20_body" style:list-style-name="L6">
      <style:paragraph-properties fo:margin-top="0cm" fo:margin-bottom="0cm" loext:contextual-spacing="false"/>
      <style:text-properties fo:font-size="18pt" fo:font-weight="bold" officeooo:rsid="01ce4b15" officeooo:paragraph-rsid="01e66363" style:font-size-asian="18pt" style:font-weight-asian="bold" style:font-size-complex="18pt" style:font-weight-complex="bold"/>
    </style:style>
    <style:style style:name="P29" style:family="paragraph" style:parent-style-name="Text_20_body" style:list-style-name="L6">
      <style:paragraph-properties fo:margin-top="0cm" fo:margin-bottom="0cm" loext:contextual-spacing="false"/>
      <style:text-properties fo:font-size="18pt" fo:font-weight="bold" officeooo:rsid="01ce4b15" officeooo:paragraph-rsid="01ea7529" style:font-size-asian="18pt" style:font-weight-asian="bold" style:font-size-complex="18pt" style:font-weight-complex="bold"/>
    </style:style>
    <style:style style:name="P30" style:family="paragraph" style:parent-style-name="Text_20_body">
      <style:paragraph-properties fo:margin-top="0cm" fo:margin-bottom="0cm" loext:contextual-spacing="false"/>
      <style:text-properties fo:font-size="18pt" fo:font-weight="bold" officeooo:rsid="01ce4b15" officeooo:paragraph-rsid="01ce4b15" style:font-size-asian="18pt" style:font-weight-asian="bold" style:font-size-complex="18pt" style:font-weight-complex="bold"/>
    </style:style>
    <style:style style:name="P31" style:family="paragraph" style:parent-style-name="Text_20_body">
      <style:paragraph-properties fo:margin-top="0cm" fo:margin-bottom="0cm" loext:contextual-spacing="false"/>
      <style:text-properties fo:font-size="18pt" fo:font-weight="bold" officeooo:rsid="01ce4b15" officeooo:paragraph-rsid="01d8fdf5" style:font-size-asian="18pt" style:font-weight-asian="bold" style:font-size-complex="18pt" style:font-weight-complex="bold"/>
    </style:style>
    <style:style style:name="P32" style:family="paragraph" style:parent-style-name="Text_20_body">
      <style:paragraph-properties fo:margin-top="0cm" fo:margin-bottom="0cm" loext:contextual-spacing="false"/>
      <style:text-properties fo:font-size="18pt" fo:font-weight="bold" officeooo:rsid="01ce4b15" officeooo:paragraph-rsid="01de923d" style:font-size-asian="18pt" style:font-weight-asian="bold" style:font-size-complex="18pt" style:font-weight-complex="bold"/>
    </style:style>
    <style:style style:name="P33" style:family="paragraph" style:parent-style-name="Text_20_body">
      <style:paragraph-properties fo:margin-top="0cm" fo:margin-bottom="0cm" loext:contextual-spacing="false"/>
      <style:text-properties fo:font-size="18pt" fo:font-weight="bold" officeooo:rsid="01ce4b15" officeooo:paragraph-rsid="01e10b1e" style:font-size-asian="18pt" style:font-weight-asian="bold" style:font-size-complex="18pt" style:font-weight-complex="bold"/>
    </style:style>
    <style:style style:name="P34" style:family="paragraph" style:parent-style-name="Text_20_body">
      <style:paragraph-properties fo:margin-top="0cm" fo:margin-bottom="0cm" loext:contextual-spacing="false"/>
      <style:text-properties fo:font-size="18pt" fo:font-weight="bold" officeooo:rsid="01ce4b15" officeooo:paragraph-rsid="01ea7529" style:font-size-asian="18pt" style:font-weight-asian="bold" style:font-size-complex="18pt" style:font-weight-complex="bold"/>
    </style:style>
    <style:style style:name="P35" style:family="paragraph" style:parent-style-name="Text_20_body">
      <style:paragraph-properties fo:margin-top="0cm" fo:margin-bottom="0cm" loext:contextual-spacing="false"/>
      <style:text-properties fo:font-size="18pt" fo:font-weight="bold" officeooo:paragraph-rsid="01d8fdf5" style:font-size-asian="18pt" style:font-weight-asian="bold" style:font-size-complex="18pt" style:font-weight-complex="bold"/>
    </style:style>
    <style:style style:name="P36" style:family="paragraph" style:parent-style-name="Text_20_body">
      <style:paragraph-properties fo:margin-top="0cm" fo:margin-bottom="0cm" loext:contextual-spacing="false"/>
      <style:text-properties fo:font-size="18pt" fo:font-weight="bold" officeooo:paragraph-rsid="01de923d" style:font-size-asian="18pt" style:font-weight-asian="bold" style:font-size-complex="18pt" style:font-weight-complex="bold"/>
    </style:style>
    <style:style style:name="P37" style:family="paragraph" style:parent-style-name="Text_20_body">
      <style:paragraph-properties fo:margin-top="0cm" fo:margin-bottom="0cm" loext:contextual-spacing="false"/>
      <style:text-properties fo:font-size="18pt" fo:font-weight="bold" officeooo:paragraph-rsid="01e10b1e" style:font-size-asian="18pt" style:font-weight-asian="bold" style:font-size-complex="18pt" style:font-weight-complex="bold"/>
    </style:style>
    <style:style style:name="P38" style:family="paragraph" style:parent-style-name="Text_20_body">
      <style:paragraph-properties fo:margin-top="0cm" fo:margin-bottom="0cm" loext:contextual-spacing="false"/>
      <style:text-properties fo:font-size="18pt" fo:font-weight="bold" officeooo:paragraph-rsid="01ea7529" style:font-size-asian="18pt" style:font-weight-asian="bold" style:font-size-complex="18pt" style:font-weight-complex="bold"/>
    </style:style>
    <style:style style:name="T1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2" style:family="text">
      <style:text-properties officeooo:rsid="0128e299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officeooo:rsid="01ce4b1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7" style:family="text">
      <style:text-properties fo:font-size="15pt" fo:font-weight="normal" officeooo:rsid="01cef875" style:font-size-asian="13.1000003814697pt" style:font-weight-asian="normal" style:font-size-complex="15pt" style:font-weight-complex="normal"/>
    </style:style>
    <style:style style:name="T8" style:family="text">
      <style:text-properties fo:font-size="15pt" fo:font-weight="normal" officeooo:rsid="01ce4b15" style:font-size-asian="13.1000003814697pt" style:font-weight-asian="normal" style:font-size-complex="15pt" style:font-weight-complex="normal"/>
    </style:style>
    <style:style style:name="T9" style:family="text">
      <style:text-properties fo:font-size="15pt" fo:font-weight="normal" officeooo:rsid="01d3518a" style:font-size-asian="13.1000003814697pt" style:font-weight-asian="normal" style:font-size-complex="15pt" style:font-weight-complex="normal"/>
    </style:style>
    <style:style style:name="T10" style:family="text">
      <style:text-properties fo:font-size="15pt" fo:font-weight="normal" officeooo:rsid="01d4c56c" style:font-size-asian="13.1000003814697pt" style:font-weight-asian="normal" style:font-size-complex="15pt" style:font-weight-complex="normal"/>
    </style:style>
    <style:style style:name="T11" style:family="text">
      <style:text-properties fo:font-size="15pt" fo:font-weight="normal" officeooo:rsid="01dae2d2" style:font-size-asian="13.1000003814697pt" style:font-weight-asian="normal" style:font-size-complex="15pt" style:font-weight-complex="normal"/>
    </style:style>
    <style:style style:name="T12" style:family="text">
      <style:text-properties fo:font-size="15pt" fo:font-weight="normal" officeooo:rsid="01ded1b4" style:font-size-asian="13.1000003814697pt" style:font-weight-asian="normal" style:font-size-complex="15pt" style:font-weight-complex="normal"/>
    </style:style>
    <style:style style:name="T13" style:family="text">
      <style:text-properties fo:font-size="15pt" fo:font-weight="normal" officeooo:rsid="01e4b1f9" style:font-size-asian="13.1000003814697pt" style:font-weight-asian="normal" style:font-size-complex="15pt" style:font-weight-complex="normal"/>
    </style:style>
    <style:style style:name="T14" style:family="text">
      <style:text-properties fo:font-size="15pt" fo:font-weight="normal" officeooo:rsid="01e643ca" style:font-size-asian="13.1000003814697pt" style:font-weight-asian="normal" style:font-size-complex="15pt" style:font-weight-complex="normal"/>
    </style:style>
    <style:style style:name="T15" style:family="text">
      <style:text-properties fo:font-size="15pt" fo:font-weight="normal" officeooo:rsid="01e66363" style:font-size-asian="13.1000003814697pt" style:font-weight-asian="normal" style:font-size-complex="15pt" style:font-weight-complex="normal"/>
    </style:style>
    <style:style style:name="T16" style:family="text">
      <style:text-properties fo:font-size="15pt" fo:font-weight="normal" officeooo:rsid="01e8933f" style:font-size-asian="13.1000003814697pt" style:font-weight-asian="normal" style:font-size-complex="15pt" style:font-weight-complex="normal"/>
    </style:style>
    <style:style style:name="T17" style:family="text">
      <style:text-properties fo:font-size="15pt" fo:font-weight="normal" officeooo:rsid="01e9a97e" style:font-size-asian="13.1000003814697pt" style:font-weight-asian="normal" style:font-size-complex="15pt" style:font-weight-complex="normal"/>
    </style:style>
    <style:style style:name="T18" style:family="text">
      <style:text-properties officeooo:rsid="01cef8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4">5</text:span> <text:span text:style-name="T2">JENKINS</text:span></text:p>
      <text:p text:style-name="P2"/>
      <text:list xml:id="list628818174072944036" text:style-name="L1">
        <text:list-item>
          <text:p text:style-name="P4">Assignment 1</text:p>
          <text:p text:style-name="P5"/>
        </text:list-item>
      </text:list>
      <text:p text:style-name="P11"><text:span text:style-name="Source_20_Text"><text:span text:style-name="T1">Create Job DSL for </text:span></text:span></text:p>
      <text:list xml:id="list6096443890087885097" text:style-name="L6">
        <text:list-item>
          <text:list>
            <text:list-item>
              <text:p text:style-name="P21">helloworld Job </text:p>
              <text:p text:style-name="P21"><text:s text:c="2"/></text:p>
            </text:list-item>
          </text:list>
          <text:p text:style-name="P6">job(‘hello world’) {</text:p>
          <text:list text:continue-numbering="true">
            <text:list-header>
              <text:p text:style-name="P6">s<text:span text:style-name="T18">teps</text:span> {</text:p>
              <text:p text:style-name="P6"><text:s text:c="3"/>shell(‘echo “hello world”’)</text:p>
              <text:list>
                <text:list-header>
                  <text:p text:style-name="P6">}</text:p>
                </text:list-header>
              </text:list>
            </text:list-header>
          </text:list>
        </text:list-item>
      </text:list>
      <text:p text:style-name="P7"><text:s text:c="19"/>}</text:p>
      <text:p text:style-name="P7"/>
      <text:list xml:id="list13637853061769" text:continue-numbering="true" text:style-name="L6">
        <text:list-item>
          <text:list>
            <text:list-item>
              <text:p text:style-name="P21">hellotoperson Job (Take SALUTATION as choice parameter &amp; NAME as string parameter) </text:p>
            </text:list-item>
          </text:list>
        </text:list-item>
      </text:list>
      <text:p text:style-name="P30"/>
      <text:p text:style-name="P30"><text:tab/><text:span text:style-name="T5"> <text:s/></text:span><text:span text:style-name="T6">job(‘hello person’) {</text:span></text:p>
      <text:p text:style-name="P30"><text:span text:style-name="T6"><text:tab/><text:tab/>parameters {</text:span></text:p>
      <text:p text:style-name="P30"><text:span text:style-name="T6"><text:s text:c="15"/>strin</text:span><text:span text:style-name="T7">p</text:span><text:span text:style-name="T6">aram</text:span><text:span text:style-name="T7">(‘Name’, ‘ ‘)</text:span></text:p>
      <text:p text:style-name="P30"><text:span text:style-name="T7"><text:s text:c="15"/>choiceparam(‘Salutation’, [‘Mr.’, ‘Mrs.’])</text:span></text:p>
      <text:p text:style-name="P30"><text:span text:style-name="T7"><text:s text:c="15"/>}</text:span></text:p>
      <text:p text:style-name="P30"><text:span text:style-name="T7"><text:s text:c="11"/></text:span></text:p>
      <text:list xml:id="list13637068618040" text:continue-numbering="true" text:style-name="L6">
        <text:list-item>
          <text:list>
            <text:list-item>
              <text:p text:style-name="P22">Gitclone and list content of cloned directory</text:p>
              <text:p text:style-name="P22"/>
              <text:p text:style-name="P22"><text:s/><text:span text:style-name="T8">job(‘hello </text:span><text:span text:style-name="T9">git</text:span><text:span text:style-name="T8">’) {</text:span></text:p>
            </text:list-item>
          </text:list>
          <text:p text:style-name="P23"><text:span text:style-name="T6"><text:tab/><text:tab/></text:span><text:span text:style-name="T9">scm</text:span><text:span text:style-name="T6"> {</text:span></text:p>
          <text:p text:style-name="P23"><text:span text:style-name="T6"><text:s text:c="15"/></text:span><text:span text:style-name="T9">git</text:span><text:span text:style-name="T7">(‘</text:span><text:span text:style-name="T10">https://github.com/lovedeepsh/jenkins.git</text:span><text:span text:style-name="T7">‘)</text:span></text:p>
          <text:p text:style-name="P23"><text:span text:style-name="T7"><text:s text:c="15"/>}</text:span></text:p>
          <text:p text:style-name="P23"><text:span text:style-name="T7"/></text:p>
          <text:p text:style-name="P23"><text:span text:style-name="T7"><text:s text:c="11"/>steps {</text:span></text:p>
          <text:p text:style-name="P23"><text:span text:style-name="T7"><text:s text:c="16"/>shell(‘ls -</text:span><text:span text:style-name="T9">al</text:span><text:span text:style-name="T7">’)</text:span></text:p>
          <text:p text:style-name="P24"><text:span text:style-name="T7"><text:s text:c="12"/>} </text:span></text:p>
          <text:p text:style-name="P24"><text:soft-page-break/><text:span text:style-name="T7"><text:s text:c="7"/>}</text:span></text:p>
          <text:list text:continue-numbering="true">
            <text:list-header>
              <text:p text:style-name="P23"><text:span text:style-name="T7"/></text:p>
            </text:list-header>
            <text:list-item>
              <text:p text:style-name="P21">buildperiodically Job (This job will run by every 5 min) </text:p>
            </text:list-item>
          </text:list>
        </text:list-item>
      </text:list>
      <text:p text:style-name="P20"/>
      <text:p text:style-name="P35"><text:tab/><text:tab/><text:tab/><text:span text:style-name="T8">job(‘hello </text:span><text:span text:style-name="T11">periodical</text:span><text:span text:style-name="T8">’) {</text:span></text:p>
      <text:list xml:id="list13637117808121" text:continue-numbering="true" text:style-name="L6">
        <text:list-header>
          <text:p text:style-name="P25"><text:span text:style-name="T6"><text:tab/><text:tab/></text:span><text:span text:style-name="T9">scm</text:span><text:span text:style-name="T6"> {</text:span></text:p>
          <text:p text:style-name="P25"><text:span text:style-name="T6"><text:s text:c="15"/></text:span><text:span text:style-name="T9">git</text:span><text:span text:style-name="T7">(‘</text:span><text:span text:style-name="T10">https://github.com/lovedeepsh/jenkins.git</text:span><text:span text:style-name="T7">‘)</text:span></text:p>
          <text:p text:style-name="P25"><text:span text:style-name="T7"><text:s text:c="15"/>}</text:span></text:p>
          <text:p text:style-name="P25"><text:span text:style-name="T7"><text:s text:c="7"/></text:span><text:span text:style-name="T11">triggers {</text:span></text:p>
          <text:p text:style-name="P25"><text:span text:style-name="T11"><text:s text:c="15"/>cron(‘*/5 * * * * ‘)</text:span></text:p>
          <text:p text:style-name="P25"><text:span text:style-name="T11"><text:s text:c="15"/>}</text:span></text:p>
          <text:p text:style-name="P25"><text:span text:style-name="T7"><text:s text:c="11"/>steps {</text:span></text:p>
          <text:p text:style-name="P25"><text:span text:style-name="T7"><text:s text:c="16"/>shell(‘ls -</text:span><text:span text:style-name="T9">al</text:span><text:span text:style-name="T7">’)</text:span></text:p>
          <text:p text:style-name="P25"><text:span text:style-name="T7"><text:s text:c="12"/>} </text:span></text:p>
        </text:list-header>
      </text:list>
      <text:p text:style-name="P31"><text:span text:style-name="T7"><text:s text:c="18"/>}</text:span></text:p>
      <text:p text:style-name="P31"><text:span text:style-name="T7"/></text:p>
      <text:list xml:id="list13637335672708" text:continue-numbering="true" text:style-name="L6">
        <text:list-item>
          <text:list>
            <text:list-item>
              <text:p text:style-name="P21">pollscm Job (This job will have a poll interval of 2 min) </text:p>
            </text:list-item>
          </text:list>
        </text:list-item>
      </text:list>
      <text:p text:style-name="P20"/>
      <text:p text:style-name="P36"><text:s text:c="13"/><text:span text:style-name="T8">job(‘hello </text:span><text:span text:style-name="T11">p</text:span><text:span text:style-name="T13">ol</text:span><text:span text:style-name="T8">’) {</text:span></text:p>
      <text:list xml:id="list13637817051639" text:continue-numbering="true" text:style-name="L6">
        <text:list-header>
          <text:p text:style-name="P26"><text:span text:style-name="T6"><text:tab/><text:tab/></text:span><text:span text:style-name="T9">scm</text:span><text:span text:style-name="T6"> {</text:span></text:p>
          <text:p text:style-name="P26"><text:span text:style-name="T6"><text:s text:c="15"/></text:span><text:span text:style-name="T9">git</text:span><text:span text:style-name="T7">(‘</text:span><text:span text:style-name="T10">https://github.com/lovedeepsh/jenkins.git</text:span><text:span text:style-name="T7">‘)</text:span></text:p>
          <text:p text:style-name="P26"><text:span text:style-name="T7"><text:s text:c="15"/>}</text:span></text:p>
          <text:p text:style-name="P26"><text:span text:style-name="T7"><text:s text:c="7"/></text:span><text:span text:style-name="T11">triggers {</text:span></text:p>
          <text:p text:style-name="P26"><text:span text:style-name="T11"><text:s text:c="15"/></text:span><text:span text:style-name="T12">scm</text:span><text:span text:style-name="T11">(‘*/</text:span><text:span text:style-name="T12">2</text:span><text:span text:style-name="T11"> * * * * ‘)</text:span></text:p>
          <text:p text:style-name="P26"><text:span text:style-name="T11"><text:s text:c="15"/>}</text:span></text:p>
          <text:p text:style-name="P26"><text:span text:style-name="T7"><text:s text:c="11"/>steps {</text:span></text:p>
          <text:p text:style-name="P26"><text:span text:style-name="T7"><text:s text:c="16"/>shell(‘</text:span><text:span text:style-name="T15">ls -al</text:span><text:span text:style-name="T7">’)</text:span></text:p>
          <text:p text:style-name="P26"><text:span text:style-name="T7"><text:s text:c="12"/>} </text:span></text:p>
        </text:list-header>
      </text:list>
      <text:p text:style-name="P32"><text:span text:style-name="T7"><text:s text:c="18"/>}</text:span></text:p>
      <text:p text:style-name="P32"><text:span text:style-name="T7"/></text:p>
      <text:list xml:id="list13636986667389" text:continue-numbering="true" text:style-name="L6">
        <text:list-item>
          <text:list>
            <text:list-item>
              <text:p text:style-name="P21"><text:soft-page-break/>upstream Job (This job have helloworld job as upstream) </text:p>
            </text:list-item>
          </text:list>
        </text:list-item>
      </text:list>
      <text:p text:style-name="P20"/>
      <text:p text:style-name="P37"><text:s text:c="13"/><text:span text:style-name="T8">job(‘hello </text:span><text:span text:style-name="T17">upstream</text:span><text:span text:style-name="T8">’) {</text:span></text:p>
      <text:list xml:id="list13637969833974" text:continue-numbering="true" text:style-name="L6">
        <text:list-header>
          <text:p text:style-name="P27"><text:span text:style-name="T6"><text:tab/><text:tab/></text:span><text:span text:style-name="T7"> <text:s text:c="6"/></text:span><text:span text:style-name="T11">triggers {</text:span></text:p>
          <text:p text:style-name="P27"><text:span text:style-name="T11"><text:s text:c="15"/></text:span><text:span text:style-name="T16">upstream</text:span><text:span text:style-name="T11">(‘</text:span><text:span text:style-name="T16">parameterised-hello-world’, ‘SUCCESS’</text:span><text:span text:style-name="T11">)</text:span></text:p>
          <text:p text:style-name="P27"><text:span text:style-name="T11"><text:s text:c="15"/>}</text:span></text:p>
          <text:p text:style-name="P27"><text:span text:style-name="T7"><text:s text:c="11"/>steps {</text:span></text:p>
          <text:p text:style-name="P28"><text:span text:style-name="T7"><text:s text:c="16"/>shell(‘</text:span><text:span text:style-name="T14">echo </text:span><text:span text:style-name="T7">“</text:span><text:span text:style-name="T14">This is downstream</text:span><text:span text:style-name="T7">”’)</text:span></text:p>
          <text:p text:style-name="P27"><text:span text:style-name="T7"><text:s text:c="12"/>} </text:span></text:p>
        </text:list-header>
      </text:list>
      <text:p text:style-name="P33"><text:span text:style-name="T7"><text:s text:c="18"/>}</text:span></text:p>
      <text:p text:style-name="P20"/>
      <text:list xml:id="list13638427340653" text:continue-numbering="true" text:style-name="L6">
        <text:list-item>
          <text:list>
            <text:list-item>
              <text:p text:style-name="P21">downstream Job ( This job have hellotoperson job as downstream. Note: Pass variable(SALUTATION &amp; NAME) from this job to hellotoperson job.) </text:p>
            </text:list-item>
          </text:list>
        </text:list-item>
      </text:list>
      <text:p text:style-name="P20"/>
      <text:p text:style-name="P38"><text:tab/><text:tab/><text:tab/></text:p>
      <text:list xml:id="list13637854917357" text:continue-numbering="true" text:style-name="L6">
        <text:list-item>
          <text:list>
            <text:list-item>
              <text:p text:style-name="P12">nestedview Job ( This job will create a nested view named as 'ninja-jobs' with folders 'simple-jobs' &amp; 'complex-jobs'. simple-jobs will contain helloworld, hellotoperson, Gitclone, buildperiodically and pollscm. complex-jobs will contain upstream and downstream jobs.) </text:p>
            </text:list-item>
          </text:list>
        </text:list-item>
      </text:list>
      <text:p text:style-name="P3"><text:span text:style-name="Source_20_Text"><text:span text:style-name="T1"/></text:span></text:p>
      <text:list xml:id="list268495777234334607" text:style-name="L2">
        <text:list-header>
          <text:p text:style-name="P19"/>
        </text:list-header>
        <text:list-item text:style-override="L3">
          <text:p text:style-name="P9">Assignment2</text:p>
          <text:list text:style-name="L3">
            <text:list-header>
              <text:p text:style-name="P14"><text:s/></text:p>
            </text:list-header>
          </text:list>
        </text:list-item>
        <text:list-item text:style-override="L3">
          <text:p text:style-name="P10">Assignment3</text:p>
          <text:list text:style-name="L3">
            <text:list-header>
              <text:p text:style-name="P15"/>
            </text:list-header>
          </text:list>
        </text:list-item>
        <text:list-item text:style-override="L3">
          <text:p text:style-name="P10"><text:soft-page-break/>Assignment4</text:p>
          <text:list text:style-name="L3">
            <text:list-header>
              <text:p text:style-name="P16"/>
            </text:list-header>
          </text:list>
        </text:list-item>
        <text:list-item text:style-override="L3">
          <text:p text:style-name="P10">Assignment5</text:p>
          <text:list text:style-name="L3">
            <text:list-header>
              <text:p text:style-name="P8"/>
            </text:list-header>
          </text:list>
        </text:list-item>
        <text:list-item text:style-override="L3">
          <text:p text:style-name="P10">Assignment6</text:p>
          <text:list text:style-name="L3">
            <text:list-header>
              <text:p text:style-name="P13"/>
            </text:list-header>
          </text:list>
        </text:list-item>
      </text:list>
      <text:list xml:id="list7954588520366312263" text:style-name="L5">
        <text:list-item>
          <text:p text:style-name="P17"><text:span text:style-name="T3">Assignment7</text:span> </text:p>
          <text:list>
            <text:list-header>
              <text:p text:style-name="P18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07T01:32:45.508424862</dc:date>
    <meta:editing-duration>P1DT2H58M35S</meta:editing-duration>
    <meta:editing-cycles>257</meta:editing-cycles>
    <meta:generator>LibreOffice/5.1.6.2$Linux_X86_64 LibreOffice_project/10m0$Build-2</meta:generator>
    <meta:document-statistic meta:table-count="0" meta:image-count="0" meta:object-count="0" meta:page-count="4" meta:paragraph-count="71" meta:word-count="234" meta:character-count="2044" meta:non-whitespace-character-count="1334"/>
  </office:meta>
</office:document-meta>
</file>